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源ノ角ゴシック JP Light" svg:font-family="'源ノ角ゴシック JP Light'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5.4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773cm"/>
    </style:style>
    <style:style style:name="gr5" style:family="graphic" style:parent-style-name="standard">
      <style:graphic-properties svg:stroke-width="0.1cm" draw:marker-start-width="0.3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style:font-name="源ノ角ゴシック JP Medium" fo:font-size="12pt" style:font-name-asian="源ノ角ゴシック JP Medium" style:font-size-asian="12pt" style:font-size-complex="12pt"/>
    </style:style>
    <style:style style:name="P7" style:family="paragraph">
      <loext:graphic-properties draw:fill="none" draw:fill-color="#ffffff"/>
      <style:text-properties style:font-name="源ノ角ゴシック JP Medium" fo:font-size="12pt" style:font-name-asian="源ノ角ゴシック JP Medium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源ノ角ゴシック JP Medium" fo:font-size="12pt" style:font-name-asian="源ノ角ゴシック JP Medium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5.5cm" svg:height="4cm" svg:x="6cm" svg:y="2.2cm">
          <text:p/>
        </draw:rect>
        <draw:rect draw:style-name="gr2" draw:text-style-name="P3" draw:layer="layout" svg:width="5cm" svg:height="2cm" svg:x="7cm" svg:y="3.6cm">
          <text:p text:style-name="P2"><text:span text:style-name="T1">送信バッファ</text:span></text:p>
        </draw:rect>
        <draw:rect draw:style-name="gr2" draw:text-style-name="P3" draw:layer="layout" svg:width="5cm" svg:height="2cm" svg:x="15cm" svg:y="3.6cm">
          <text:p text:style-name="P2"><text:span text:style-name="T1">受信バッファ</text:span></text:p>
        </draw:rect>
        <draw:frame draw:style-name="gr3" draw:text-style-name="P4" draw:layer="layout" svg:width="7.881cm" svg:height="0.818cm" svg:x="10.824cm" svg:y="2.604cm">
          <draw:text-box>
            <text:p><text:span text:style-name="T2">上位層（インターネットプロトコル層</text:span><text:span text:style-name="T2">)</text:span></text:p>
          </draw:text-box>
        </draw:frame>
        <draw:rect draw:style-name="gr1" draw:text-style-name="P1" draw:layer="layout" svg:width="19.1cm" svg:height="3.5cm" svg:x="3.4cm" svg:y="9.4cm">
          <text:p/>
        </draw:rect>
        <draw:frame draw:style-name="gr4" draw:text-style-name="P4" draw:layer="layout" svg:width="5.273cm" svg:height="0.747cm" svg:x="3.427cm" svg:y="10.853cm">
          <draw:text-box>
            <text:p><text:span text:style-name="T2">ネットワークアクセス層</text:span></text:p>
          </draw:text-box>
        </draw:frame>
        <draw:rect draw:style-name="gr2" draw:text-style-name="P5" draw:layer="layout" svg:width="7.5cm" svg:height="2.5cm" svg:x="9.5cm" svg:y="10cm">
          <text:p text:style-name="P2"><text:span text:style-name="T3">ループバック</text:span></text:p>
          <text:p text:style-name="P2"><text:span text:style-name="T3">インタフェイス</text:span></text:p>
        </draw:rect>
        <draw:line draw:style-name="gr5" draw:text-style-name="P1" draw:layer="layout" svg:x1="16.2cm" svg:y1="10cm" svg:x2="16.2cm" svg:y2="5.5cm">
          <text:p/>
        </draw:line>
        <draw:line draw:style-name="gr5" draw:text-style-name="P1" draw:layer="layout" svg:x1="10.3cm" svg:y1="5.6cm" svg:x2="10.3cm" svg:y2="10.1cm">
          <text:p/>
        </draw:line>
        <draw:frame draw:style-name="gr6" draw:text-style-name="P7" draw:layer="layout" svg:width="6.416cm" svg:height="2.042cm" svg:x="3.3cm" svg:y="6.742cm">
          <draw:text-box>
            <text:p text:style-name="P6"><text:span text:style-name="T4">上位層から送られたデータを</text:span></text:p>
            <text:p text:style-name="P6"><text:span text:style-name="T4">上位層の受信バッファに返す</text:span></text:p>
            <text:p text:style-name="P6"><text:span text:style-name="T4">動作をする仮想インタフェイ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源ノ角ゴシック JP Light" svg:font-family="'源ノ角ゴシック JP Light'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2-07T00:47:33.90</meta:creation-date>
    <dc:date>2016-07-28T03:20:47.702000000</dc:date>
    <meta:editing-duration>PT15M50S</meta:editing-duration>
    <meta:editing-cycles>4</meta:editing-cycles>
    <meta:generator>LibreOffice/5.0.4.2$Windows_x86 LibreOffice_project/2b9802c1994aa0b7dc6079e128979269cf95bc78</meta:generator>
    <meta:document-statistic meta:object-count="10"/>
  </office:meta>
</office:document-meta>
</file>